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7cm" fo:min-width="3.002cm"/>
    </style:style>
    <style:style style:name="gr2" style:family="graphic" style:parent-style-name="standard">
      <style:graphic-properties draw:textarea-horizontal-align="justify" draw:textarea-vertical-align="middle" draw:auto-grow-height="false" fo:min-height="0.39cm" fo:min-width="4.298cm"/>
    </style:style>
    <style:style style:name="gr3" style:family="graphic" style:parent-style-name="standard">
      <style:graphic-properties draw:textarea-horizontal-align="justify" draw:textarea-vertical-align="middle" draw:auto-grow-height="false" fo:min-height="0.639cm" fo:min-width="5.469cm"/>
    </style:style>
    <style:style style:name="gr4" style:family="graphic" style:parent-style-name="standard">
      <style:graphic-properties draw:textarea-horizontal-align="justify" draw:textarea-vertical-align="middle" draw:auto-grow-height="false" fo:min-height="0.83cm" fo:min-width="1.66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textarea-horizontal-align="justify" draw:textarea-vertical-align="middle" draw:auto-grow-height="false" fo:min-height="1.909cm" fo:min-width="7.755cm" draw:shadow="visible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5.088cm" draw:shadow="visible"/>
    </style:style>
    <style:style style:name="gr8" style:family="graphic" style:parent-style-name="standard">
      <style:graphic-properties draw:textarea-horizontal-align="justify" draw:textarea-vertical-align="middle" draw:auto-grow-height="false" fo:min-height="0.894cm" fo:min-width="1.278cm" draw:shadow="visible"/>
    </style:style>
    <style:style style:name="gr9" style:family="graphic" style:parent-style-name="standard">
      <style:graphic-properties draw:textarea-horizontal-align="justify" draw:textarea-vertical-align="middle" draw:auto-grow-height="false" fo:min-height="0.639cm" fo:min-width="4.961cm" draw:shadow="visible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3.056cm" draw:shadow="visible"/>
    </style:style>
    <style:style style:name="gr11" style:family="graphic" style:parent-style-name="standard">
      <style:graphic-properties draw:textarea-horizontal-align="justify" draw:textarea-vertical-align="middle" draw:auto-grow-height="false" fo:min-height="1.274cm" fo:min-width="4.453cm" draw:shadow="visible"/>
    </style:style>
    <style:style style:name="gr12" style:family="graphic" style:parent-style-name="objectwithoutfill">
      <style:graphic-properties draw:marker-end="Arrow" draw:marker-end-width="0.3cm" draw:fill="none" draw:textarea-vertical-align="middle" draw:shadow="visible"/>
    </style:style>
    <style:style style:name="gr13" style:family="graphic" style:parent-style-name="standard">
      <style:graphic-properties draw:stroke="none" svg:stroke-color="#000000" draw:fill="none" draw:fill-color="#ffffff" fo:min-height="0.412cm" draw:shadow="visible"/>
    </style:style>
    <style:style style:name="gr14" style:family="graphic" style:parent-style-name="standard">
      <style:graphic-properties draw:stroke="none" svg:stroke-color="#000000" draw:fill="none" draw:fill-color="#ffffff" fo:min-height="0.893cm" draw:shadow="visible"/>
    </style:style>
    <style:style style:name="gr15" style:family="graphic" style:parent-style-name="standard">
      <style:graphic-properties draw:stroke="none" svg:stroke-color="#000000" draw:fill="none" draw:fill-color="#ffffff" fo:min-height="1.234cm" draw:shadow="visible"/>
    </style:style>
    <style:style style:name="gr16" style:family="graphic" style:parent-style-name="standard">
      <style:graphic-properties draw:textarea-horizontal-align="justify" draw:textarea-vertical-align="middle" draw:auto-grow-height="false" fo:min-height="0.648cm" fo:min-width="1.656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52cm" svg:height="1.158cm" draw:transform="rotate (0.00715584993317675) translate (6.708cm 3.433cm)">
          <text:p text:style-name="P1"><text:span text:style-name="T1">ini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7.62cm" svg:height="1.016cm" svg:x="5.318cm" svg:y="5.572cm">
          <text:p text:style-name="P1"><text:span text:style-name="T2">Preguntar el número </text:span></text:p>
          <text:p text:style-name="P1"><text:span text:style-name="T2">de tarjeta al usuario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3" xml:id="id5" draw:id="id5" draw:layer="layout" svg:width="5.969cm" svg:height="0.889cm" svg:x="5.826cm" svg:y="7.223cm">
          <text:p text:style-name="P1"><text:span text:style-name="T2">Invertir los números del </text:span><text:span text:style-name="T2">array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4.318cm" svg:height="2.159cm" svg:x="6.588cm" svg:y="8.493cm">
          <text:p text:style-name="P1"><text:span text:style-name="T2">Los números pares se </text:span></text:p>
          <text:p text:style-name="P1"><text:span text:style-name="T2">Multiplican por </text:span></text:p>
          <text:p text:style-name="P1"><text:span text:style-name="T2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4" draw:layer="layout" svg:width="7.366cm" svg:height="1.673cm" svg:x="5.826cm" svg:y="1.762cm">
          <draw:text-box>
            <text:p>Diagrama de flujo</text:p>
            <text:p>Tarjeta <text:s/>de crédito</text:p>
          </draw:text-box>
        </draw:frame>
        <draw:custom-shape draw:style-name="gr6" draw:text-style-name="P3" xml:id="id4" draw:id="id4" draw:layer="layout" svg:width="8.255cm" svg:height="2.159cm" svg:x="5.064cm" svg:y="10.906cm">
          <text:p text:style-name="P1"><text:span text:style-name="T2">Los </text:span><text:span text:style-name="T2">núme</text:span><text:span text:style-name="T2">ros </text:span><text:span text:style-name="T2">mayo</text:span><text:span text:style-name="T2">res </text:span><text:span text:style-name="T2">que </text:span><text:span text:style-name="T2">10 se </text:span><text:span text:style-name="T2">suma </text:span></text:p>
          <text:p text:style-name="P1"><text:span text:style-name="T2">Cada </text:span><text:span text:style-name="T2">uno </text:span><text:span text:style-name="T2">de </text:span><text:span text:style-name="T2">sus </text:span><text:span text:style-name="T2">digito</text:span><text:span text:style-name="T2">s, </text:span><text:span text:style-name="T2">apart</text:span><text:span text:style-name="T2">e se </text:span><text:span text:style-name="T2">suma</text:span><text:span text:style-name="T2">n </text:span><text:span text:style-name="T2">todos </text:span></text:p>
          <text:p text:style-name="P1"><text:span text:style-name="T2">Los </text:span><text:span text:style-name="T2">otros </text:span><text:span text:style-name="T2">núme</text:span><text:span text:style-name="T2">ros.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" draw:id="id2" draw:layer="layout" svg:width="5.588cm" svg:height="1.27cm" svg:x="6.334cm" svg:y="13.573cm">
          <text:p text:style-name="P1"><text:span text:style-name="T1">La división por 10 </text:span><text:span text:style-name="T1">debe dar </text:span></text:p>
          <text:p text:style-name="P1"><text:span text:style-name="T1">como residuo 0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8" draw:text-style-name="P1" xml:id="id1" draw:id="id1" draw:layer="layout" svg:width="3.556cm" svg:height="2.286cm" svg:x="7.096cm" svg:y="15.732cm">
          <text:p text:style-name="P1"><text:span text:style-name="T2">En el </text:span><text:span text:style-name="T2">caso de </text:span><text:span text:style-name="T2">ser: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draw:layer="layout" svg:width="5.461cm" svg:height="0.889cm" svg:x="1.508cm" svg:y="18.907cm">
          <text:p text:style-name="P1"><text:span text:style-name="T1">“</text:span><text:span text:style-name="T1">número de tarjeta </text:span><text:span text:style-name="T1">correcto”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556cm" svg:height="1.27cm" svg:x="7.35cm" svg:y="21.193cm">
          <text:p text:style-name="P1"><text:span text:style-name="T1">“</text:span><text:span text:style-name="T1">número de tarjeta </text:span></text:p>
          <text:p text:style-name="P1"><text:span text:style-name="T1">no es válido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4.953cm" svg:height="1.524cm" svg:x="12.938cm" svg:y="18.018cm">
          <text:p text:style-name="P1"><text:span text:style-name="T1">Ingrese opción válida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7.078cm" svg:y1="17.496cm" svg:x2="4.928cm" svg:y2="18.422cm" svg:d="M7078 17496l-2150 926" svg:viewBox="0 0 2151 927">
          <text:p/>
        </draw:connector>
        <draw:connector draw:style-name="gr12" draw:text-style-name="P5" draw:layer="layout" draw:type="line" svg:x1="8.798cm" svg:y1="18.587cm" svg:x2="8.897cm" svg:y2="20.869cm" svg:d="M8798 18587l99 2282" svg:viewBox="0 0 100 2283">
          <text:p/>
        </draw:connector>
        <draw:connector draw:style-name="gr12" draw:text-style-name="P5" draw:layer="layout" draw:type="line" svg:x1="11.113cm" svg:y1="17cm" svg:x2="13.329cm" svg:y2="17.595cm" svg:d="M11113 17000l2216 595" svg:viewBox="0 0 2217 596">
          <text:p/>
        </draw:connector>
        <draw:frame draw:style-name="gr13" draw:text-style-name="P6" draw:layer="layout" svg:width="1.651cm" svg:height="0.662cm" svg:x="3.159cm" svg:y="17.764cm">
          <draw:text-box>
            <text:p><text:span text:style-name="T3">Sí es 0</text:span></text:p>
          </draw:text-box>
        </draw:frame>
        <draw:frame draw:style-name="gr14" draw:text-style-name="P6" draw:layer="layout" svg:width="2.159cm" svg:height="1.143cm" svg:x="9.382cm" svg:y="19.796cm">
          <draw:text-box>
            <text:p><text:span text:style-name="T3">Sí no es igual a 0</text:span></text:p>
          </draw:text-box>
        </draw:frame>
        <draw:frame draw:style-name="gr15" draw:text-style-name="P6" draw:layer="layout" svg:width="2.921cm" svg:height="1.484cm" svg:x="13.446cm" svg:y="16.621cm">
          <draw:text-box>
            <text:p><text:span text:style-name="T3">Sí no ingresa ningún número</text:span></text:p>
          </draw:text-box>
        </draw:frame>
        <draw:custom-shape draw:style-name="gr16" draw:text-style-name="P1" draw:layer="layout" svg:width="3.048cm" svg:height="1.27cm" svg:x="7.858cm" svg:y="24.495cm">
          <text:p text:style-name="P1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5" draw:layer="layout" draw:type="line" svg:x1="5.292cm" svg:y1="21.167cm" svg:x2="8.103cm" svg:y2="24.275cm" svg:d="M5292 21167l2811 3108" svg:viewBox="0 0 2812 3109">
          <text:p/>
        </draw:connector>
        <draw:connector draw:style-name="gr17" draw:text-style-name="P5" draw:layer="layout" draw:type="line" svg:x1="9.36cm" svg:y1="22.953cm" svg:x2="9.327cm" svg:y2="24.11cm" svg:d="M9360 22953l-33 1157" svg:viewBox="0 0 34 1158">
          <text:p/>
        </draw:connector>
        <draw:connector draw:style-name="gr17" draw:text-style-name="P5" draw:layer="layout" draw:type="line" svg:x1="14.552cm" svg:y1="20.472cm" svg:x2="10.848cm" svg:y2="24.143cm" svg:d="M14552 20472l-3704 3671" svg:viewBox="0 0 3705 3672">
          <text:p/>
        </draw:connector>
        <draw:connector draw:style-name="gr17" draw:text-style-name="P5" draw:layer="layout" draw:type="line" svg:x1="8.533cm" svg:y1="15.015cm" svg:x2="8.874cm" svg:y2="15.732cm" draw:end-shape="id1" svg:d="M8533 15015l341 717" svg:viewBox="0 0 342 718">
          <text:p/>
        </draw:connector>
        <draw:connector draw:style-name="gr17" draw:text-style-name="P5" draw:layer="layout" draw:type="line" svg:x1="8.93cm" svg:y1="13.13cm" svg:x2="9.128cm" svg:y2="13.573cm" draw:end-shape="id2" svg:d="M8930 13130l198 443" svg:viewBox="0 0 199 444">
          <text:p/>
        </draw:connector>
        <draw:connector draw:style-name="gr17" draw:text-style-name="P5" draw:layer="layout" draw:type="line" svg:x1="8.747cm" svg:y1="10.652cm" svg:x2="9.191cm" svg:y2="10.906cm" draw:start-shape="id3" draw:end-shape="id4" svg:d="M8747 10652l444 254" svg:viewBox="0 0 445 255">
          <text:p/>
        </draw:connector>
        <draw:connector draw:style-name="gr17" draw:text-style-name="P5" draw:layer="layout" draw:type="line" svg:x1="9.459cm" svg:y1="8.367cm" svg:x2="8.747cm" svg:y2="8.493cm" draw:end-shape="id3" svg:d="M9459 8367l-712 126" svg:viewBox="0 0 713 127">
          <text:p/>
        </draw:connector>
        <draw:connector draw:style-name="gr17" draw:text-style-name="P5" draw:layer="layout" draw:type="line" svg:x1="8.533cm" svg:y1="6.813cm" svg:x2="8.81cm" svg:y2="7.223cm" draw:end-shape="id5" svg:d="M8533 6813l277 410" svg:viewBox="0 0 278 411">
          <text:p/>
        </draw:connector>
        <draw:connector draw:style-name="gr17" draw:text-style-name="P5" draw:layer="layout" draw:type="line" svg:x1="9.128cm" svg:y1="5.126cm" svg:x2="9.128cm" svg:y2="5.572cm" draw:end-shape="id6" draw:end-glue-point="5" svg:d="M9128 5126v446" svg:viewBox="0 0 1 44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5T09:21:58.295584724</meta:creation-date>
    <dc:date>2017-10-05T10:01:27.611579720</dc:date>
    <meta:editing-duration>PT5M42S</meta:editing-duration>
    <meta:editing-cycles>4</meta:editing-cycles>
    <meta:generator>LibreOffice/5.2.2.2$Linux_X86_64 LibreOffice_project/20m0$Build-2</meta:generator>
    <meta:document-statistic meta:object-count="27"/>
  </office:meta>
</office:document-meta>
</file>